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50000012A791770A3.png"/>
  <manifest:file-entry manifest:media-type="image/png" manifest:full-path="Pictures/1000020100000117000001292EEA4B94.png"/>
  <manifest:file-entry manifest:media-type="image/png" manifest:full-path="Pictures/100002010000012C0000012C227D7473.png"/>
  <manifest:file-entry manifest:media-type="image/png" manifest:full-path="Pictures/100002010000012A000000F9F25C9039.png"/>
  <manifest:file-entry manifest:media-type="image/png" manifest:full-path="Pictures/100002010000009900000128F8FEEFA6.png"/>
  <manifest:file-entry manifest:media-type="image/png" manifest:full-path="Pictures/100002010000012C000000C118D225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width="true" fo:min-height="0.2cm" fo:padding-top="0cm" fo:padding-bottom="0cm" fo:padding-left="0cm" fo:padding-right="0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0.165cm" fo:padding-top="0cm" fo:padding-bottom="0cm" fo:padding-left="0cm" fo:padding-r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8cm" fo:min-width="0.07cm" fo:padding-top="0cm" fo:padding-bottom="0cm" fo:padding-left="0cm" fo:padding-right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stroke="dash" draw:stroke-dash="Ultrafine_20_Dashed" svg:stroke-width="0.102cm" svg:stroke-color="#c0c0c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fill-color="#c0c0c0" draw:textarea-vertical-align="middle"/>
    </style:style>
    <style:style style:name="P1" style:family="paragraph">
      <style:paragraph-properties fo:text-align="center"/>
      <style:text-properties fo:font-family="'Times New Roman'" style:font-style-name="Regular" style:font-family-generic="roman" style:font-pitch="variable"/>
    </style:style>
    <style:style style:name="P2" style:family="paragraph">
      <style:text-properties fo:font-family="'Times New Roman'" style:font-style-name="Regular" style:font-family-generic="roman" style:font-pitch="variable" fo:font-size="9pt" style:font-size-asian="9pt" style:font-size-complex="9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Times New Roman'" style:font-style-name="Regular" style:font-family-generic="roman" style:font-pitch="variable" fo:font-size="8pt" style:font-size-asian="8pt" style:font-size-complex="8pt"/>
    </style:style>
    <style:style style:name="P5" style:family="paragraph">
      <style:text-properties fo:font-family="'Times New Roman'" style:font-style-name="Regular" style:font-family-generic="roman" style:font-pitch="variable" fo:font-size="8pt" style:font-size-asian="8pt" style:font-size-complex="8pt"/>
    </style:style>
    <style:style style:name="P6" style:family="paragraph">
      <style:text-properties fo:font-family="Courier" style:font-family-generic="modern" style:font-pitch="fixed" fo:font-size="6pt" style:font-size-asian="6pt" style:font-size-complex="6pt"/>
    </style:style>
    <style:style style:name="P7" style:family="paragraph">
      <style:paragraph-properties fo:text-align="center"/>
      <style:text-properties fo:font-family="Courier" style:font-family-generic="modern" style:font-pitch="fixed" fo:font-size="6pt" style:font-size-asian="6pt" style:font-size-complex="6pt"/>
    </style:style>
    <style:style style:name="T1" style:family="text">
      <style:text-properties fo:font-family="'Times New Roman'" style:font-style-name="Regular" style:font-family-generic="roman" style:font-pitch="variable" fo:font-size="9pt" style:font-size-asian="9pt" style:font-size-complex="9pt"/>
    </style:style>
    <style:style style:name="T2" style:family="text">
      <style:text-properties fo:font-family="'Times New Roman'" style:font-style-name="Regular" style:font-family-generic="roman" style:font-pitch="variable" fo:font-size="8pt" style:font-size-asian="8pt" style:font-size-complex="8pt"/>
    </style:style>
    <style:style style:name="T3" style:family="text">
      <style:text-properties fo:font-family="Courier" style:font-family-generic="modern" style:font-pitch="fixed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954cm" svg:height="2.759cm" draw:transform="rotate (-0.00401425728077356) translate (-0.736cm -0.727cm)">
          <draw:image xlink:href="Pictures/100002010000012A000000F9F25C9039.png" xlink:type="simple" xlink:show="embed" xlink:actuate="onLoad">
            <text:p/>
          </draw:image>
        </draw:frame>
        <draw:frame draw:style-name="gr1" draw:text-style-name="P1" draw:layer="layout" svg:width="0.487cm" svg:height="0.406cm" svg:x="1.781cm" svg:y="0cm">
          <draw:image xlink:href="Pictures/1000020100000117000001292EEA4B94.png" xlink:type="simple" xlink:show="embed" xlink:actuate="onLoad">
            <text:p/>
          </draw:image>
        </draw:frame>
        <draw:frame draw:style-name="gr2" draw:text-style-name="P2" draw:layer="layout" svg:width="1.59cm" svg:height="0.353cm" svg:x="0cm" svg:y="0cm">
          <draw:text-box>
            <text:p><text:span text:style-name="T1">Orchestrator</text:span></text:p>
          </draw:text-box>
        </draw:frame>
        <draw:frame draw:style-name="gr1" draw:text-style-name="P1" draw:layer="layout" svg:width="0.575cm" svg:height="1.005cm" svg:x="1.497cm" svg:y="2.817cm">
          <draw:image xlink:href="Pictures/100002010000009900000128F8FEEFA6.png" xlink:type="simple" xlink:show="embed" xlink:actuate="onLoad">
            <text:p/>
          </draw:image>
        </draw:frame>
        <draw:frame draw:style-name="gr1" draw:text-style-name="P1" draw:layer="layout" svg:width="0.373cm" svg:height="0.561cm" svg:x="0.154cm" svg:y="2.997cm">
          <draw:image xlink:href="Pictures/10000201000000D50000012A791770A3.png" xlink:type="simple" xlink:show="embed" xlink:actuate="onLoad">
            <text:p/>
          </draw:image>
        </draw:frame>
        <draw:frame draw:style-name="gr3" draw:text-style-name="P4" draw:layer="controls" svg:width="0.544cm" svg:height="0.31cm" svg:x="0.809cm" svg:y="3.29cm">
          <draw:text-box>
            <text:p text:style-name="P3"><text:span text:style-name="T2">(1.1)</text:span></text:p>
          </draw:text-box>
        </draw:frame>
        <draw:custom-shape draw:style-name="gr4" draw:text-style-name="P1" draw:layer="controls" svg:width="0.096cm" svg:height="0.653cm" svg:x="1.671cm" svg:y="2.05cm">
          <text:p/>
          <draw:enhanced-geometry svg:viewBox="0 0 21600 21600" draw:text-areas="?f0 ?f7 ?f2 21600" draw:type="up-arrow" draw:modifiers="4417.02127659574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controls" svg:width="0.078cm" svg:height="0.621cm" svg:x="1.895cm" svg:y="2.076cm">
          <text:p/>
          <draw:enhanced-geometry svg:viewBox="0 0 21600 21600" draw:text-areas="?f0 0 ?f2 ?f5" draw:type="down-arrow" draw:modifiers="16798.5923753666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controls" svg:width="1.717cm" svg:height="1.202cm" svg:x="6.326cm" svg:y="0.419cm">
          <draw:image xlink:href="Pictures/100002010000012C000000C118D22504.png" xlink:type="simple" xlink:show="embed" xlink:actuate="onLoad">
            <text:p/>
          </draw:image>
        </draw:frame>
        <draw:custom-shape draw:style-name="gr4" draw:text-style-name="P1" draw:layer="controls" svg:width="2.055cm" svg:height="0.132cm" svg:x="3.655cm" svg:y="0.856cm">
          <text:p/>
          <draw:enhanced-geometry svg:viewBox="0 0 21600 21600" draw:text-areas="0 ?f0 ?f5 ?f2" draw:type="right-arrow" draw:modifiers="17912.4513618677 10718.79699248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controls" svg:width="0.49cm" svg:height="0.464cm" svg:x="3.792cm" svg:y="2.176cm">
          <draw:image xlink:href="Pictures/100002010000012C0000012C227D7473.png" xlink:type="simple" xlink:show="embed" xlink:actuate="onLoad">
            <text:p/>
          </draw:image>
        </draw:frame>
        <draw:custom-shape draw:style-name="gr4" draw:text-style-name="P1" draw:layer="controls" svg:width="0.782cm" svg:height="0.093cm" svg:x="0.594cm" svg:y="3.155cm">
          <text:p/>
          <draw:enhanced-geometry svg:viewBox="0 0 21600 21600" draw:text-areas="?f7 ?f0 21600 ?f2" draw:type="left-arrow" draw:modifiers="5171.51702786378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controls" svg:width="2.055cm" svg:height="0.132cm" svg:x="3.683cm" svg:y="0.999cm">
          <text:p/>
          <draw:enhanced-geometry svg:viewBox="0 0 21600 21600" draw:mirror-horizontal="true" draw:text-areas="0 ?f0 ?f5 ?f2" draw:type="right-arrow" draw:modifiers="17912.4513618677 10718.79699248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.088cm" svg:height="0.12cm" svg:x="1.84cm" svg:y="3.976cm">
          <text:p/>
          <draw:enhanced-geometry svg:viewBox="0 0 21600 21600" draw:text-areas="0 ?f0 ?f5 ?f2" draw:type="right-arrow" draw:modifiers="16687.3646209386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959cm" svg:height="0.574cm" svg:x="3.051cm" svg:y="4.2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6cm" svg:height="0.412cm" svg:x="3.108cm" svg:y="3.797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313cm" svg:height="0.31cm" svg:x="3.129cm" svg:y="3.876cm">
          <draw:text-box>
            <text:p><text:span text:style-name="T2"><text:s/></text:span><text:span text:style-name="T2">/flower.jpg</text:span></text:p>
          </draw:text-box>
        </draw:frame>
        <draw:frame draw:style-name="gr1" draw:text-style-name="P1" draw:layer="layout" svg:width="0.163cm" svg:height="0.245cm" svg:x="4.473cm" svg:y="3.814cm">
          <draw:image xlink:href="Pictures/10000201000000D50000012A791770A3.png" xlink:type="simple" xlink:show="embed" xlink:actuate="onLoad">
            <text:p/>
          </draw:image>
        </draw:frame>
        <draw:custom-shape draw:style-name="gr5" draw:text-style-name="P1" draw:layer="layout" svg:width="1.959cm" svg:height="0.574cm" svg:x="3.051cm" svg:y="3.7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544cm" svg:height="0.31cm" svg:x="1.411cm" svg:y="4.051cm">
          <draw:text-box>
            <text:p text:style-name="P3"><text:span text:style-name="T2">(1.2)</text:span></text:p>
          </draw:text-box>
        </draw:frame>
        <draw:frame draw:style-name="gr3" draw:text-style-name="P4" draw:layer="layout" svg:width="0.544cm" svg:height="0.31cm" svg:x="2.113cm" svg:y="2.287cm">
          <draw:text-box>
            <text:p text:style-name="P3"><text:span text:style-name="T2">(1.3)</text:span></text:p>
          </draw:text-box>
        </draw:frame>
        <draw:frame draw:style-name="gr6" draw:text-style-name="P6" draw:layer="layout" svg:width="2.603cm" svg:height="0.213cm" svg:x="0.2cm" svg:y="0.579cm">
          <draw:text-box>
            <text:p><text:span text:style-name="T3">738. /flower.jpg</text:span></text:p>
          </draw:text-box>
        </draw:frame>
        <draw:line draw:style-name="gr7" draw:text-style-name="P3" draw:layer="layout" svg:x1="0.084cm" svg:y1="0.519cm" svg:x2="2.577cm" svg:y2="0.519cm">
          <text:p/>
        </draw:line>
        <draw:line draw:style-name="gr8" draw:text-style-name="P3" draw:layer="layout" svg:x1="2.761cm" svg:y1="1.657cm" svg:x2="8.458cm" svg:y2="5.08cm">
          <text:p/>
        </draw:line>
        <draw:custom-shape draw:style-name="gr5" draw:text-style-name="P1" draw:layer="layout" svg:width="1.959cm" svg:height="0.574cm" svg:x="6.138cm" svg:y="2.4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6cm" svg:height="0.412cm" svg:x="6.195cm" svg:y="1.93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313cm" svg:height="0.31cm" svg:x="6.216cm" svg:y="2.017cm">
          <draw:text-box>
            <text:p><text:span text:style-name="T2"><text:s/></text:span><text:span text:style-name="T2">/flower.jpg</text:span></text:p>
          </draw:text-box>
        </draw:frame>
        <draw:frame draw:style-name="gr1" draw:text-style-name="P1" draw:layer="layout" svg:width="0.163cm" svg:height="0.245cm" svg:x="7.56cm" svg:y="1.955cm">
          <draw:image xlink:href="Pictures/10000201000000D50000012A791770A3.png" xlink:type="simple" xlink:show="embed" xlink:actuate="onLoad">
            <text:p/>
          </draw:image>
        </draw:frame>
        <draw:custom-shape draw:style-name="gr5" draw:text-style-name="P1" draw:layer="layout" svg:width="1.959cm" svg:height="0.574cm" svg:x="6.138cm" svg:y="1.8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55cm" svg:height="0.132cm" draw:transform="rotate (0.894132175796526) translate (4.7cm 3.861cm)">
          <text:p/>
          <draw:enhanced-geometry svg:viewBox="0 0 21600 21600" draw:text-areas="0 ?f0 ?f5 ?f2" draw:type="right-arrow" draw:modifiers="18574.3190661479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0.544cm" svg:height="0.31cm" svg:x="4.899cm" svg:y="2.396cm">
          <draw:text-box>
            <text:p text:style-name="P3"><text:span text:style-name="T2">(2.1)</text:span></text:p>
          </draw:text-box>
        </draw:frame>
        <draw:frame draw:style-name="gr3" draw:text-style-name="P4" draw:layer="layout" svg:width="0.544cm" svg:height="0.31cm" svg:x="4.452cm" svg:y="0.565cm">
          <draw:text-box>
            <text:p text:style-name="P3"><text:span text:style-name="T2">(2.2)</text:span></text:p>
          </draw:text-box>
        </draw:frame>
        <draw:frame draw:style-name="gr3" draw:text-style-name="P4" draw:layer="layout" svg:width="0.544cm" svg:height="0.31cm" svg:x="2.339cm" svg:y="0.532cm">
          <draw:text-box>
            <text:p text:style-name="P3"><text:span text:style-name="T2">(1.3)</text:span></text:p>
          </draw:text-box>
        </draw:frame>
        <draw:frame draw:style-name="gr6" draw:text-style-name="P6" draw:layer="layout" svg:width="2.603cm" svg:height="0.425cm" svg:x="0.201cm" svg:y="1.08cm">
          <draw:text-box>
            <text:p><text:span text:style-name="T3">823. /flower.jpg -&gt; [431, 432]</text:span></text:p>
          </draw:text-box>
        </draw:frame>
        <draw:frame draw:style-name="gr6" draw:text-style-name="P6" draw:layer="layout" svg:width="2.603cm" svg:height="0.213cm" svg:x="0.202cm" svg:y="0.781cm">
          <draw:text-box>
            <text:p><text:span text:style-name="T3">...</text:span></text:p>
          </draw:text-box>
        </draw:frame>
        <draw:frame draw:style-name="gr3" draw:text-style-name="P4" draw:layer="layout" svg:width="0.544cm" svg:height="0.31cm" svg:x="1.559cm" svg:y="1.371cm">
          <draw:text-box>
            <text:p text:style-name="P3"><text:span text:style-name="T2">(2.2)</text:span></text:p>
          </draw:text-box>
        </draw:frame>
        <draw:rect draw:style-name="gr9" draw:text-style-name="P7" draw:layer="layout" svg:width="0.487cm" svg:height="0.302cm" svg:x="6.2cm" svg:y="2.543cm">
          <text:p text:style-name="P3"><text:span text:style-name="T3">431</text:span></text:p>
        </draw:rect>
        <draw:rect draw:style-name="gr9" draw:text-style-name="P7" draw:layer="layout" svg:width="0.487cm" svg:height="0.302cm" svg:x="6.783cm" svg:y="2.55cm">
          <text:p text:style-name="P3"><text:span text:style-name="T3">432</text:span></text:p>
        </draw:rect>
        <draw:rect draw:style-name="gr10" draw:text-style-name="P7" draw:layer="layout" svg:width="0.487cm" svg:height="0.302cm" svg:x="7.383cm" svg:y="2.549cm">
          <text:p text:style-name="P3"><text:span text:style-name="T3">45</text:span></text:p>
        </draw:rect>
        <draw:frame draw:style-name="gr3" draw:text-style-name="P4" draw:layer="layout" svg:width="0.544cm" svg:height="0.31cm" svg:x="6.912cm" svg:y="3.125cm">
          <draw:text-box>
            <text:p text:style-name="P3"><text:span text:style-name="T2">(2.3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8.45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eoffrey Challen</meta:initial-creator>
    <meta:creation-date>2014-04-28T19:48:45.478008000</meta:creation-date>
    <dc:date>2014-04-29T21:48:50</dc:date>
    <dc:creator>Geoffrey Challen</dc:creator>
    <meta:editing-duration>PT46M57S</meta:editing-duration>
    <meta:editing-cycles>15</meta:editing-cycles>
    <meta:generator>OpenOffice.org/3.3$Unix OpenOffice.org_project/330m20$Build-9567</meta:generator>
    <meta:document-statistic meta:object-count="40"/>
  </office:meta>
</office:document-meta>
</file>